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8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9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0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2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43.png" xlink:type="simple" xlink:show="embed" xlink:actuate="onLoad"/></draw:frame></text:p>
          </table:table-cell>
          <table:table-cell table:style-name="Table1.B1" office:value-type="string">
            <text:h text:style-name="P8" text:outline-level="1">Переключающий контакт рел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5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88cm" draw:z-index="1"><draw:image xlink:href="../images/304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Реализует операцию <text:span text:style-name="T1">переключения</text:span> входных контактов в зависимости от значения на <text:span text:style-name="T1">управляющей обмотке реле:</text:span></text:p>
            <text:p text:style-name="P6"><draw:frame draw:style-name="fr3" draw:name="Объект1" text:anchor-type="as-char" svg:width="6.071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6">где </text:span><text:span text:style-name="T4">y(t)</text:span><text:span text:style-name="T3"> </text:span><text:span text:style-name="T6">– выходной сигнал блока, </text:span><text:span text:style-name="T4">xᵣ(t) </text:span><text:span text:style-name="T6">– значение (состояние) реле, </text:span><text:span text:style-name="T4">x₁(t)</text:span><text:span text:style-name="T3">, </text:span><text:span text:style-name="T4">x₂(t)</text:span><text:span text:style-name="T3"> </text:span><text:span text:style-name="T6">– входные сигналы блока.</text:span></text:p>
            <text:p text:style-name="P5"><text:span text:style-name="T7">Для того чтобы посмотреть структуру алгоритма – нажмите правой кнопкой на блок и выберите пункт «Действия» </text:span><text:span text:style-name="T8">→</text:span><text:span text:style-name="T7"> «Войти в субмодель». Переключение контактов реализовано при помощи блока </text:span><text:span text:style-name="T9">Ключ-3</text:span><text:span text:style-name="T7">, передача сигнала</text:span><text:span text:style-name="T12"> </text:span><text:span text:style-name="T7">с управляющей обмотки реле реализуется при помощи блока </text:span><text:span text:style-name="T9">Из памяти</text:span><text:span text:style-name="T10">.</text:span></text:p>
            <text:p text:style-name="P5"><text:span text:style-name="T11">Свойства</text:span>:</text:p>
            <text:list xml:id="list1363026186797190773" text:style-name="L1">
              <text:list-item>
                <text:p text:style-name="P7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ключающий контакт реле</dc:title>
    <dc:date>2014-12-23T22:47:53.70</dc:date>
    <meta:generator>OpenOffice/4.1.1$Win32 OpenOffice.org_project/411m6$Build-9775</meta:generator>
    <meta:editing-duration>PT2H24M43S</meta:editing-duration>
    <meta:editing-cycles>129</meta:editing-cycles>
    <meta:document-statistic meta:table-count="1" meta:image-count="2" meta:object-count="1" meta:page-count="1" meta:paragraph-count="12" meta:word-count="96" meta:character-count="62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x_r(t)=0; #
alignl x_2(t), ~ если x_r(t)=1;  }
right none
</annotation>
  </semantics>
</math>
</file>